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layout-cache" manifest:media-type="application/binary"/>
  <manifest:file-entry manifest:full-path="ObjectReplacements/Object 1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content.xml" manifest:media-type="text/xml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" style:font-family-generic="roman"/>
    <style:font-face style:name="Times New Roman3" svg:font-family="'Times New Roman'" style:font-adornments="Normal" style:font-family-generic="roman"/>
    <style:font-face style:name="Times New Roman" svg:font-family="'Times New Roman'" style:font-family-generic="roman" style:font-pitch="variable"/>
    <style:font-face style:name="Times New Roman2" svg:font-family="'Times New Roman'" style:font-adornments="Normal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Gras Italique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8pt" officeooo:rsid="003cf1f2" officeooo:paragraph-rsid="003cf1f2"/>
    </style:style>
    <style:style style:name="P2" style:family="paragraph" style:parent-style-name="Standard">
      <style:text-properties fo:font-size="18pt" officeooo:rsid="003cf1f2" officeooo:paragraph-rsid="0043969f"/>
    </style:style>
    <style:style style:name="P3" style:family="paragraph" style:parent-style-name="Standard">
      <style:text-properties fo:font-size="18pt" fo:font-weight="bold" officeooo:rsid="003cf1f2" officeooo:paragraph-rsid="003cf1f2" style:font-weight-asian="bold" style:font-weight-complex="bold"/>
    </style:style>
    <style:style style:name="P4" style:family="paragraph" style:parent-style-name="Standard">
      <style:text-properties fo:font-size="18pt" fo:font-weight="bold" officeooo:rsid="003cf1f2" officeooo:paragraph-rsid="0043969f" style:font-weight-asian="bold" style:font-weight-complex="bold"/>
    </style:style>
    <style:style style:name="P5" style:family="paragraph" style:parent-style-name="Standard">
      <style:text-properties officeooo:paragraph-rsid="003cf1f2"/>
    </style:style>
    <style:style style:name="P6" style:family="paragraph" style:parent-style-name="Standard">
      <style:text-properties fo:font-weight="bold" style:font-weight-asian="bold" style:font-weight-complex="bold"/>
    </style:style>
    <style:style style:name="P7" style:family="paragraph" style:parent-style-name="Standard">
      <style:text-properties fo:font-weight="bold" officeooo:paragraph-rsid="003cf1f2" style:font-weight-asian="bold" style:font-weight-complex="bold"/>
    </style:style>
    <style:style style:name="P8" style:family="paragraph" style:parent-style-name="Standard">
      <style:text-properties officeooo:paragraph-rsid="0043969f"/>
    </style:style>
    <style:style style:name="P9" style:family="paragraph" style:parent-style-name="Standard">
      <style:text-properties officeooo:paragraph-rsid="0045f1de"/>
    </style:style>
    <style:style style:name="P10" style:family="paragraph" style:parent-style-name="Standard">
      <style:text-properties fo:font-variant="normal" fo:text-transform="none" style:font-name="Arial1" fo:font-size="19pt" fo:font-style="normal" fo:font-weight="bold" officeooo:rsid="003cf1f2" officeooo:paragraph-rsid="0043969f" style:font-size-asian="13pt" style:font-weight-asian="bold" style:font-size-complex="13pt" style:font-weight-complex="bold"/>
    </style:style>
    <style:style style:name="P11" style:family="paragraph" style:parent-style-name="Standard">
      <style:text-properties style:use-window-font-color="true" fo:font-size="18pt" officeooo:rsid="004404e5" officeooo:paragraph-rsid="004404e5"/>
    </style:style>
    <style:style style:name="P12" style:family="paragraph" style:parent-style-name="Standard">
      <style:text-properties style:use-window-font-color="true" fo:font-size="18pt" officeooo:rsid="004ec88f" officeooo:paragraph-rsid="004ec88f"/>
    </style:style>
    <style:style style:name="P13" style:family="paragraph" style:parent-style-name="Standard">
      <style:text-properties style:use-window-font-color="true" fo:font-size="18pt" fo:font-weight="bold" officeooo:rsid="0055e1da" officeooo:paragraph-rsid="0055e1da" style:font-weight-asian="bold" style:font-weight-complex="bold"/>
    </style:style>
    <style:style style:name="P14" style:family="paragraph" style:parent-style-name="Standard">
      <style:text-properties style:use-window-font-color="true" fo:font-size="18pt" fo:font-weight="bold" officeooo:rsid="0055e1da" officeooo:paragraph-rsid="005a3615" style:font-weight-asian="bold" style:font-weight-complex="bold"/>
    </style:style>
    <style:style style:name="P15" style:family="paragraph" style:parent-style-name="Standard">
      <style:text-properties style:use-window-font-color="true" fo:font-size="18pt" fo:font-weight="bold" officeooo:rsid="00570ca6" officeooo:paragraph-rsid="00570ca6" style:font-weight-asian="bold" style:font-weight-complex="bold"/>
    </style:style>
    <style:style style:name="P16" style:family="paragraph" style:parent-style-name="Standard">
      <style:text-properties style:use-window-font-color="true" fo:font-size="18pt" fo:font-weight="bold" officeooo:rsid="00570ca6" officeooo:paragraph-rsid="005a3615" style:font-weight-asian="bold" style:font-weight-complex="bold"/>
    </style:style>
    <style:style style:name="P17" style:family="paragraph" style:parent-style-name="Standard">
      <style:text-properties style:use-window-font-color="true" fo:font-size="18pt" officeooo:rsid="0055e1da" officeooo:paragraph-rsid="005a3615"/>
    </style:style>
    <style:style style:name="P18" style:family="paragraph" style:parent-style-name="Standard">
      <style:text-properties style:use-window-font-color="true" style:font-name="Times New Roman" fo:font-size="18pt" officeooo:rsid="00525c0d" officeooo:paragraph-rsid="00578f74"/>
    </style:style>
    <style:style style:name="P19" style:family="paragraph" style:parent-style-name="Standard">
      <style:paragraph-properties fo:line-height="150%"/>
      <style:text-properties style:use-window-font-color="true" style:font-name="Times New Roman" fo:font-size="18pt" officeooo:rsid="00525c0d" officeooo:paragraph-rsid="005a3615"/>
    </style:style>
    <style:style style:name="P20" style:family="paragraph" style:parent-style-name="Standard">
      <style:text-properties officeooo:paragraph-rsid="00578f74"/>
    </style:style>
    <style:style style:name="P21" style:family="paragraph" style:parent-style-name="Standard">
      <style:text-properties style:font-name="Times New Roman" officeooo:rsid="00525c0d" officeooo:paragraph-rsid="00525c0d"/>
    </style:style>
    <style:style style:name="P22" style:family="paragraph" style:parent-style-name="Standard">
      <style:text-properties style:font-name="Times New Roman" officeooo:rsid="00578f74" officeooo:paragraph-rsid="00578f74"/>
    </style:style>
    <style:style style:name="P23" style:family="paragraph" style:parent-style-name="Standard">
      <style:text-properties officeooo:paragraph-rsid="00570ca6"/>
    </style:style>
    <style:style style:name="P24" style:family="paragraph" style:parent-style-name="Standard">
      <style:text-properties officeooo:paragraph-rsid="00525c0d"/>
    </style:style>
    <style:style style:name="P25" style:family="paragraph" style:parent-style-name="Standard">
      <style:text-properties officeooo:paragraph-rsid="005a3615"/>
    </style:style>
    <style:style style:name="P26" style:family="paragraph" style:parent-style-name="Standard">
      <style:paragraph-properties fo:line-height="150%"/>
      <style:text-properties officeooo:paragraph-rsid="00570ca6"/>
    </style:style>
    <style:style style:name="P27" style:family="paragraph" style:parent-style-name="Standard">
      <style:paragraph-properties fo:line-height="150%"/>
      <style:text-properties officeooo:paragraph-rsid="0057f244"/>
    </style:style>
    <style:style style:name="P28" style:family="paragraph" style:parent-style-name="Standard">
      <style:paragraph-properties fo:line-height="150%"/>
      <style:text-properties officeooo:paragraph-rsid="00578f74"/>
    </style:style>
    <style:style style:name="P29" style:family="paragraph" style:parent-style-name="tfCours">
      <style:text-properties officeooo:paragraph-rsid="005a3615"/>
    </style:style>
    <style:style style:name="P30" style:family="paragraph" style:parent-style-name="tfTitre_20_Chapitre" style:master-page-name="Right_20_Page">
      <style:paragraph-properties style:page-number="auto"/>
      <style:text-properties officeooo:paragraph-rsid="0029ba73"/>
    </style:style>
    <style:style style:name="P31" style:family="paragraph" style:parent-style-name="Standard" style:list-style-name="tfPuce">
      <style:text-properties officeooo:paragraph-rsid="003cf1f2"/>
    </style:style>
    <style:style style:name="P32" style:family="paragraph" style:parent-style-name="Standard" style:list-style-name="tfPuce">
      <style:text-properties officeooo:paragraph-rsid="00578f74"/>
    </style:style>
    <style:style style:name="P33" style:family="paragraph" style:parent-style-name="Standard" style:list-style-name="tfPuce">
      <style:text-properties officeooo:rsid="00578f74" officeooo:paragraph-rsid="00578f74"/>
    </style:style>
    <style:style style:name="P34" style:family="paragraph" style:parent-style-name="Standard">
      <style:paragraph-properties fo:line-height="150%"/>
      <style:text-properties style:use-window-font-color="true" style:font-name="Times New Roman" fo:font-size="18pt" officeooo:rsid="00525c0d" officeooo:paragraph-rsid="005a3615"/>
    </style:style>
    <style:style style:name="P35" style:family="paragraph" style:parent-style-name="Standard">
      <style:paragraph-properties fo:line-height="150%"/>
      <style:text-properties style:use-window-font-color="true" style:font-name="Times New Roman" fo:font-size="18pt" officeooo:rsid="00525c0d" officeooo:paragraph-rsid="00608a35"/>
    </style:style>
    <style:style style:name="P36" style:family="paragraph" style:parent-style-name="Standard">
      <style:paragraph-properties fo:line-height="150%"/>
      <style:text-properties style:use-window-font-color="true" style:font-name="Times New Roman" fo:font-size="18pt" officeooo:rsid="004c98b2" officeooo:paragraph-rsid="0064e1b1"/>
    </style:style>
    <style:style style:name="P37" style:family="paragraph" style:parent-style-name="Standard">
      <style:text-properties style:use-window-font-color="true" fo:font-size="18pt" officeooo:rsid="004c98b2" officeooo:paragraph-rsid="004c98b2"/>
    </style:style>
    <style:style style:name="P38" style:family="paragraph" style:parent-style-name="Standard">
      <style:text-properties style:use-window-font-color="true" fo:font-size="18pt" officeooo:rsid="004c98b2" officeooo:paragraph-rsid="0061f317"/>
    </style:style>
    <style:style style:name="P39" style:family="paragraph" style:parent-style-name="Standard">
      <style:text-properties style:use-window-font-color="true" fo:font-size="18pt" officeooo:rsid="004c98b2" officeooo:paragraph-rsid="0064e1b1"/>
    </style:style>
    <style:style style:name="P40" style:family="paragraph" style:parent-style-name="Standard">
      <style:text-properties style:use-window-font-color="true" fo:font-size="18pt" officeooo:rsid="0061f317" officeooo:paragraph-rsid="0061f317"/>
    </style:style>
    <style:style style:name="P41" style:family="paragraph" style:parent-style-name="Standard">
      <style:text-properties style:use-window-font-color="true" fo:font-size="18pt" officeooo:rsid="0061f317" officeooo:paragraph-rsid="0064e1b1"/>
    </style:style>
    <style:style style:name="P42" style:family="paragraph" style:parent-style-name="Standard">
      <style:text-properties style:use-window-font-color="true" fo:font-size="18pt" fo:font-weight="bold" officeooo:rsid="0061f317" officeooo:paragraph-rsid="0061f317" style:font-weight-asian="bold" style:font-weight-complex="bold"/>
    </style:style>
    <style:style style:name="P43" style:family="paragraph" style:parent-style-name="Standard">
      <style:text-properties style:use-window-font-color="true" fo:font-size="18pt" fo:font-weight="bold" officeooo:rsid="0061f317" officeooo:paragraph-rsid="0064e1b1" style:font-weight-asian="bold" style:font-weight-complex="bold"/>
    </style:style>
    <style:style style:name="P44" style:family="paragraph" style:parent-style-name="Standard">
      <style:text-properties officeooo:paragraph-rsid="0061f317"/>
    </style:style>
    <style:style style:name="P45" style:family="paragraph" style:parent-style-name="Standard">
      <style:paragraph-properties fo:line-height="150%"/>
      <style:text-properties officeooo:paragraph-rsid="0061f317"/>
    </style:style>
    <style:style style:name="P46" style:family="paragraph" style:parent-style-name="Standard">
      <style:paragraph-properties fo:line-height="150%"/>
      <style:text-properties officeooo:paragraph-rsid="0064e1b1"/>
    </style:style>
    <style:style style:name="P47" style:family="paragraph" style:parent-style-name="Standard">
      <style:text-properties officeooo:paragraph-rsid="0064e1b1"/>
    </style:style>
    <style:style style:name="P48" style:family="paragraph" style:parent-style-name="tfCours">
      <style:text-properties officeooo:paragraph-rsid="0064e1b1"/>
    </style:style>
    <style:style style:name="P49" style:family="paragraph" style:parent-style-name="tfTitre_20_1_29_">
      <style:text-properties fo:font-variant="normal" fo:text-transform="none" style:font-name="Arial1" fo:font-size="19pt" fo:font-style="normal" fo:font-weight="bold" officeooo:rsid="003cf1f2" officeooo:paragraph-rsid="003cf1f2" style:font-size-asian="13pt" style:font-weight-asian="bold" style:font-size-complex="13pt" style:font-weight-complex="bold"/>
    </style:style>
    <style:style style:name="P50" style:family="paragraph" style:parent-style-name="tfTitre_20_1_29_" style:list-style-name="">
      <style:paragraph-properties>
        <style:tab-stops/>
      </style:paragraph-properties>
      <style:text-properties fo:font-variant="normal" fo:text-transform="none" style:font-name="Arial1" fo:font-size="19pt" fo:font-style="normal" fo:font-weight="bold" officeooo:rsid="003cf1f2" officeooo:paragraph-rsid="003cf1f2" style:font-size-asian="13pt" style:font-weight-asian="bold" style:font-size-complex="13pt" style:font-weight-complex="bold"/>
    </style:style>
    <style:style style:name="P51" style:family="paragraph" style:parent-style-name="tfTitre_20_1_29_" style:list-style-name="">
      <style:text-properties fo:font-variant="normal" fo:text-transform="none" style:font-name="Arial1" fo:font-size="19pt" fo:font-style="normal" fo:font-weight="bold" officeooo:rsid="003cf1f2" officeooo:paragraph-rsid="0043969f" style:font-size-asian="13pt" style:font-weight-asian="bold" style:font-size-complex="13pt" style:font-weight-complex="bold"/>
    </style:style>
    <style:style style:name="P52" style:family="paragraph" style:parent-style-name="tfTitre_20_1_29_">
      <style:text-properties fo:font-size="19pt" officeooo:rsid="003cf1f2" officeooo:paragraph-rsid="0043969f"/>
    </style:style>
    <style:style style:name="P53" style:family="paragraph" style:parent-style-name="tfTitre_20_1_29_">
      <style:paragraph-properties fo:break-before="page"/>
      <style:text-properties fo:font-variant="normal" fo:text-transform="none" style:font-name="Arial1" fo:font-size="19pt" fo:font-style="normal" fo:font-weight="bold" officeooo:rsid="003cf1f2" officeooo:paragraph-rsid="003cf1f2" style:font-size-asian="13pt" style:font-weight-asian="bold" style:font-size-complex="13pt" style:font-weight-complex="bold"/>
    </style:style>
    <style:style style:name="P54" style:family="paragraph" style:parent-style-name="tfTitre_20_1_29_">
      <style:paragraph-properties fo:break-before="page"/>
      <style:text-properties officeooo:paragraph-rsid="005a3615"/>
    </style:style>
    <style:style style:name="P55" style:family="paragraph" style:parent-style-name="tfTitre_20_1_29_">
      <style:paragraph-properties fo:break-before="page"/>
      <style:text-properties officeooo:paragraph-rsid="0064e1b1"/>
    </style:style>
    <style:style style:name="P56" style:family="paragraph" style:parent-style-name="tfTitre_20_I_29_">
      <style:text-properties fo:text-transform="uppercase" style:font-name="Arial" fo:font-size="22pt" fo:font-style="italic" fo:font-weight="bold" officeooo:rsid="004c98b2" officeooo:paragraph-rsid="004c98b2" style:font-size-asian="20pt" style:font-weight-asian="bold" style:font-size-complex="20pt" style:font-weight-complex="bold"/>
    </style:style>
    <style:style style:name="P57" style:family="paragraph" style:parent-style-name="tfTitre_20_I_29_">
      <style:paragraph-properties fo:break-before="page"/>
    </style:style>
    <style:style style:name="P58" style:family="paragraph">
      <style:paragraph-properties fo:text-align="center"/>
    </style:style>
    <style:style style:name="P59" style:family="paragraph">
      <loext:graphic-properties draw:fill="none" draw:fill-color="#ffffff"/>
      <style:paragraph-properties fo:text-align="center" style:writing-mode="lr-tb"/>
      <style:text-properties fo:color="#666666"/>
    </style:style>
    <style:style style:name="T1" style:family="text">
      <style:text-properties fo:font-size="18pt" officeooo:rsid="003cf1f2"/>
    </style:style>
    <style:style style:name="T2" style:family="text">
      <style:text-properties fo:font-size="18pt" officeooo:rsid="003ed995"/>
    </style:style>
    <style:style style:name="T3" style:family="text">
      <style:text-properties fo:font-size="18pt" officeooo:rsid="0040bd5b"/>
    </style:style>
    <style:style style:name="T4" style:family="text">
      <style:text-properties fo:font-size="18pt" officeooo:rsid="0043969f"/>
    </style:style>
    <style:style style:name="T5" style:family="text">
      <style:text-properties fo:font-size="18pt" officeooo:rsid="0045f1de"/>
    </style:style>
    <style:style style:name="T6" style:family="text">
      <style:text-properties fo:font-size="18pt" officeooo:rsid="0047ce68"/>
    </style:style>
    <style:style style:name="T7" style:family="text">
      <style:text-properties fo:font-size="18pt" officeooo:rsid="004c98b2"/>
    </style:style>
    <style:style style:name="T8" style:family="text">
      <style:text-properties fo:font-size="18pt" officeooo:rsid="0055e1da" fo:background-color="transparent" loext:char-shading-value="0"/>
    </style:style>
    <style:style style:name="T9" style:family="text">
      <style:text-properties fo:font-size="18pt" officeooo:rsid="005a3615" fo:background-color="transparent" loext:char-shading-value="0"/>
    </style:style>
    <style:style style:name="T10" style:family="text">
      <style:text-properties fo:font-size="18pt" officeooo:rsid="00570ca6"/>
    </style:style>
    <style:style style:name="T11" style:family="text">
      <style:text-properties fo:font-size="18pt" officeooo:rsid="0057f244"/>
    </style:style>
    <style:style style:name="T12" style:family="text">
      <style:text-properties fo:font-size="18pt" officeooo:rsid="005ba371"/>
    </style:style>
    <style:style style:name="T13" style:family="text">
      <style:text-properties officeooo:rsid="003cf1f2"/>
    </style:style>
    <style:style style:name="T14" style:family="text">
      <style:text-properties fo:text-transform="uppercase" style:font-name="Arial1" fo:font-size="26pt" fo:font-weight="bold" officeooo:rsid="0029ba73" style:font-size-asian="20pt" style:font-weight-asian="bold" style:font-size-complex="20pt" style:font-weight-complex="bold"/>
    </style:style>
    <style:style style:name="T15" style:family="text">
      <style:text-properties fo:text-transform="uppercase" style:font-name="Arial1" fo:font-size="26pt" fo:font-weight="bold" officeooo:rsid="003cf1f2" style:font-size-asian="20pt" style:font-weight-asian="bold" style:font-size-complex="20pt" style:font-weight-complex="bold"/>
    </style:style>
    <style:style style:name="T16" style:family="text">
      <style:text-properties style:font-name="Times New Roman1" style:font-name-asian="Times New Roman1" style:font-name-complex="Times New Roman1"/>
    </style:style>
    <style:style style:name="T17" style:family="text">
      <style:text-properties style:font-name="Times New Roman1" fo:font-size="18pt" officeooo:rsid="003cf1f2" style:font-name-asian="Times New Roman1" style:font-name-complex="Times New Roman1"/>
    </style:style>
    <style:style style:name="T18" style:family="text">
      <style:text-properties style:font-name="Times New Roman1" fo:font-size="18pt" officeooo:rsid="00525c0d" style:font-name-asian="Times New Roman1" style:font-name-complex="Times New Roman1"/>
    </style:style>
    <style:style style:name="T19" style:family="text">
      <style:text-properties style:font-name="Times New Roman1" officeooo:rsid="00525c0d"/>
    </style:style>
    <style:style style:name="T20" style:family="text">
      <style:text-properties fo:font-variant="normal" fo:text-transform="none" style:font-name="Arial1" fo:font-style="normal" fo:font-weight="bold" style:font-size-asian="13pt" style:font-weight-asian="bold" style:font-size-complex="13pt" style:font-weight-complex="bold"/>
    </style:style>
    <style:style style:name="T21" style:family="text">
      <style:text-properties fo:font-variant="normal" fo:text-transform="none" style:font-name="Arial1" fo:font-style="normal" fo:font-weight="bold" officeooo:rsid="0043969f" style:font-size-asian="13pt" style:font-weight-asian="bold" style:font-size-complex="13pt" style:font-weight-complex="bold"/>
    </style:style>
    <style:style style:name="T22" style:family="text">
      <style:text-properties fo:font-variant="normal" fo:text-transform="none" style:font-name="Arial1" fo:font-size="19pt" fo:font-style="normal" fo:font-weight="bold" officeooo:rsid="005a3615" style:font-size-asian="13pt" style:font-weight-asian="bold" style:font-size-complex="13pt" style:font-weight-complex="bold"/>
    </style:style>
    <style:style style:name="T23" style:family="text">
      <style:text-properties fo:color="#666666" fo:font-size="18pt" officeooo:rsid="004404e5"/>
    </style:style>
    <style:style style:name="T24" style:family="text">
      <style:text-properties fo:color="#666666" fo:font-size="18pt" officeooo:rsid="003cf1f2"/>
    </style:style>
    <style:style style:name="T25" style:family="text">
      <style:text-properties fo:color="#666666" fo:font-size="18pt" officeooo:rsid="0040bd5b"/>
    </style:style>
    <style:style style:name="T26" style:family="text">
      <style:text-properties fo:color="#666666" fo:font-size="18pt" officeooo:rsid="0045f1de"/>
    </style:style>
    <style:style style:name="T27" style:family="text">
      <style:text-properties officeooo:rsid="00525c0d"/>
    </style:style>
    <style:style style:name="T28" style:family="text">
      <style:text-properties style:font-name="Times New Roman"/>
    </style:style>
    <style:style style:name="T29" style:family="text">
      <style:text-properties style:font-name="Times New Roman" officeooo:rsid="00525c0d"/>
    </style:style>
    <style:style style:name="T30" style:family="text">
      <style:text-properties style:font-name="Times New Roman" officeooo:rsid="005086de"/>
    </style:style>
    <style:style style:name="T31" style:family="text">
      <style:text-properties style:font-name="Times New Roman" fo:font-size="18pt" officeooo:rsid="00544c28"/>
    </style:style>
    <style:style style:name="T32" style:family="text">
      <style:text-properties style:font-name="Times New Roman" fo:font-size="18pt" officeooo:rsid="00570ca6"/>
    </style:style>
    <style:style style:name="T33" style:family="text">
      <style:text-properties style:font-name="Times New Roman" fo:font-size="18pt" officeooo:rsid="00578f74"/>
    </style:style>
    <style:style style:name="T34" style:family="text">
      <style:text-properties style:font-name="Times New Roman" officeooo:rsid="0055e1da"/>
    </style:style>
    <style:style style:name="T35" style:family="text">
      <style:text-properties style:font-name="Times New Roman" officeooo:rsid="00570ca6"/>
    </style:style>
    <style:style style:name="T36" style:family="text">
      <style:text-properties style:font-name="Times New Roman" officeooo:rsid="00578f74"/>
    </style:style>
    <style:style style:name="T37" style:family="text">
      <style:text-properties style:font-name="Times New Roman" officeooo:rsid="0058c78f"/>
    </style:style>
    <style:style style:name="T38" style:family="text">
      <style:text-properties officeooo:rsid="005086de"/>
    </style:style>
    <style:style style:name="T39" style:family="text">
      <style:text-properties officeooo:rsid="0055e1da"/>
    </style:style>
    <style:style style:name="T40" style:family="text">
      <style:text-properties style:use-window-font-color="true" fo:font-size="18pt" officeooo:rsid="0061f317"/>
    </style:style>
    <style:style style:name="T41" style:family="text">
      <style:text-properties style:use-window-font-color="true" fo:font-size="18pt" officeooo:rsid="004c98b2"/>
    </style:style>
    <style:style style:name="T42" style:family="text">
      <style:text-properties style:use-window-font-color="true" fo:font-size="18pt" fo:font-weight="bold" officeooo:rsid="004c98b2" style:font-weight-asian="bold" style:font-weight-complex="bold"/>
    </style:style>
    <style:style style:name="T43" style:family="text">
      <style:text-properties style:use-window-font-color="true" style:font-name="Times New Roman1" fo:font-size="18pt" officeooo:rsid="0063cd84" style:font-name-asian="Times New Roman1" style:font-name-complex="Times New Roman1"/>
    </style:style>
    <style:style style:name="T44" style:family="text">
      <style:text-properties officeooo:rsid="00570ca6"/>
    </style:style>
    <style:style style:name="T45" style:family="text">
      <style:text-properties officeooo:rsid="0057f244"/>
    </style:style>
    <style:style style:name="T46" style:family="text">
      <style:text-properties officeooo:rsid="005a3615"/>
    </style:style>
    <style:style style:name="T47" style:family="text">
      <style:text-properties officeooo:rsid="005ba371"/>
    </style:style>
    <style:style style:name="T48" style:family="text">
      <style:text-properties fo:font-weight="bold" style:font-weight-asian="bold" style:font-weight-complex="bold"/>
    </style:style>
    <style:style style:name="T49" style:family="text">
      <style:text-properties officeooo:rsid="004c98b2"/>
    </style:style>
    <style:style style:name="T50" style:family="text">
      <style:text-properties style:font-name="Times New Roman1" style:font-name-asian="Times New Roman1" style:font-name-complex="Times New Roman1"/>
    </style:style>
    <style:style style:name="T51" style:family="text">
      <style:text-properties officeooo:rsid="0064e1b1"/>
    </style:style>
    <style:style style:name="T52" style:family="text">
      <style:text-properties fo:color="#666666"/>
    </style:style>
    <style:style style:name="fr1" style:family="graphic" style:parent-style-name="Formula">
      <style:graphic-properties fo:margin-left="0cm" fo:margin-right="0cm" style:vertical-pos="from-top" style:horizontal-pos="from-left" style:horizontal-rel="paragraph-content" draw:ole-draw-aspect="1"/>
    </style:style>
    <style:style style:name="gr1" style:family="graphic">
      <style:graphic-properties svg:stroke-width="0.041cm" svg:stroke-color="#666666" draw:marker-start="Arrow" draw:marker-start-width="0.199cm" draw:marker-end-width="0.409cm" draw:fill="none" draw:fill-color="#ffffff" fo:min-height="1.141cm" fo:padding-top="0.101cm" fo:padding-bottom="0.101cm" fo:padding-left="0.101cm" fo:padding-right="0.101cm" draw:caption-type="angled-connector-line" draw:caption-gap="0.15cm" draw:caption-escape-direction="horizontal" draw:caption-escape="50%" draw:caption-fit-line-length="tru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0"><text:span text:style-name="T14">Nombres </text:span><text:span text:style-name="T15">relatifs</text:span></text:p>
      <text:p text:style-name="Standard"/>
      <text:list xml:id="list1171159607" text:style-name="tfNum_20_I_29_">
        <text:list-item>
          <text:p text:style-name="P56">Additions et soustractions</text:p>
        </text:list-item>
      </text:list>
      <text:p text:style-name="Standard"/>
      <text:list xml:id="list108167534" text:style-name="tfNum_20_1_29_">
        <text:list-item>
          <text:p text:style-name="P49">Additions</text:p>
        </text:list-item>
      </text:list>
      <text:p text:style-name="P1">Pour additionner 2 nombres relatifs, on regarde leurs signes :</text:p>
      <text:list xml:id="list2860711088" text:style-name="tfPuce">
        <text:list-item>
          <text:p text:style-name="P31"><text:span text:style-name="T2">S</text:span><text:span text:style-name="T6">i les nombres</text:span><text:span text:style-name="T1"> </text:span><text:span text:style-name="T4">s</text:span><text:span text:style-name="T1">ont </text:span><text:span text:style-name="T4">d</text:span><text:span text:style-name="T1">e même signe, </text:span><text:span text:style-name="T4">on ajoute</text:span><text:span text:style-name="T1"> les parties numériques</text:span></text:p>
        </text:list-item>
        <text:list-item>
          <text:p text:style-name="P31"><text:span text:style-name="T2">S’i</text:span><text:span text:style-name="T1">ls sont de signes contraires, </text:span><text:span text:style-name="T4">on les retranche</text:span></text:p>
        </text:list-item>
      </text:list>
      <text:p text:style-name="P1"/>
      <text:p text:style-name="P6">Ex :</text:p>
      <text:p text:style-name="P1">A = (+2) + (<text:span text:style-name="T16">−</text:span>5) =</text:p>
      <text:p text:style-name="P1">B = (<text:span text:style-name="T16">−</text:span>2) + (<text:span text:style-name="T16">−</text:span>5) =</text:p>
      <text:p text:style-name="P5"/>
      <text:p text:style-name="P5"/>
      <text:list xml:id="list113925593162976" text:continue-list="list108167534" text:style-name="tfNum_20_1_29_">
        <text:list-item>
          <text:p text:style-name="P49">Soustractions</text:p>
        </text:list-item>
      </text:list>
      <text:p text:style-name="P1"><text:span text:style-name="T13">O</text:span>n ne sait pas calculer directement la différence entre deux nombres relatifs. On transforme donc cette différence en « somme avec l’opposé du 2ème nombre »</text:p>
      <text:p text:style-name="P1"/>
      <text:p text:style-name="P7">Ex :</text:p>
      <text:p text:style-name="P1">A = (+2) <text:span text:style-name="T16">−</text:span> (<text:span text:style-name="T16">+</text:span>5) =</text:p>
      <text:p text:style-name="P1">B = (<text:span text:style-name="T16">−</text:span>2) <text:span text:style-name="T16">−</text:span> (<text:span text:style-name="T16">−</text:span>5) =</text:p>
      <text:p text:style-name="P5"/>
      <text:p text:style-name="P50"/>
      <text:list xml:id="list113924960781985" text:continue-numbering="true" text:style-name="tfNum_20_1_29_">
        <text:list-item>
          <text:p text:style-name="P53">Sommes algébriques</text:p>
        </text:list-item>
      </text:list>
      <text:p text:style-name="P1">Une somme algébrique est une suite d’additions et de soustractions de nombres relatifs.</text:p>
      <text:p text:style-name="P1">En transformant les soustractions en additions avec l'opposé, on peut changer l'ordre des termes astucieusement.</text:p>
      <text:p text:style-name="P1"/>
      <text:p text:style-name="P3">Ex :</text:p>
      <text:p text:style-name="P9"><text:span text:style-name="T1">A = </text:span><text:span text:style-name="T5">(</text:span><text:span text:style-name="T1">–</text:span><text:span text:style-name="T3"> 33,1</text:span><text:span text:style-name="T5">)</text:span><text:span text:style-name="T3"> </text:span><text:span text:style-name="T1">–</text:span><text:span text:style-name="T3"> </text:span><text:span text:style-name="T5">(+ </text:span><text:span text:style-name="T3">70,</text:span><text:span text:style-name="T5">2)</text:span><text:span text:style-name="T3"> </text:span><text:span text:style-name="T1">–</text:span><text:span text:style-name="T3"> </text:span><text:span text:style-name="T7">(+ </text:span><text:span text:style-name="T3">22,6</text:span><text:span text:style-name="T7">)</text:span><text:span text:style-name="T3"> + </text:span><text:span text:style-name="T7">(+ </text:span><text:span text:style-name="T3">38,1</text:span><text:span text:style-name="T7">)</text:span><text:span text:style-name="T3"> + </text:span><text:span text:style-name="T7">(+ </text:span><text:span text:style-name="T5">10</text:span><text:span text:style-name="T3">,</text:span><text:span text:style-name="T5">2</text:span><text:span text:style-name="T7">)</text:span><text:span text:style-name="T3"> </text:span><text:span text:style-name="T1">– </text:span><text:span text:style-name="T5">(</text:span><text:span text:style-name="T1">–</text:span><text:span text:style-name="T3"> 39,6</text:span><text:span text:style-name="T5">)</text:span></text:p>
      <text:p text:style-name="P1">A = </text:p>
      <text:p text:style-name="P51"/>
      <text:p text:style-name="P10"/>
      <text:p text:style-name="P10"/>
      <text:p text:style-name="P10"/>
      <text:p text:style-name="P10"/>
      <text:p text:style-name="P10"/>
      <text:list xml:id="list113925744763346" text:continue-numbering="true" text:style-name="tfNum_20_1_29_">
        <text:list-item>
          <text:p text:style-name="P52"><text:span text:style-name="T20">Sommes algébriques </text:span><text:span text:style-name="T21">sans parenthèses</text:span></text:p>
        </text:list-item>
      </text:list>
      <text:p text:style-name="P8"><text:span text:style-name="T4">On transforme mentalement</text:span><text:span text:style-name="T1"> les soustractions en additions avec l'opposé.</text:span></text:p>
      <text:p text:style-name="P8"><text:span text:style-name="T4">O</text:span><text:span text:style-name="T1">n peut </text:span><text:span text:style-name="T4">ainsi déplacer un terme à condition de le déplacer « avec le plus ou </text:span><text:span text:style-name="T5">avec </text:span><text:span text:style-name="T4">le moins »</text:span><text:span text:style-name="T1"> </text:span><text:span text:style-name="T4">qui le précède.</text:span></text:p>
      <text:p text:style-name="P2"/>
      <text:p text:style-name="P4">Ex :</text:p>
      <text:p text:style-name="P9"><draw:caption text:anchor-type="paragraph" draw:z-index="0" draw:name="Forme1" draw:style-name="gr1" draw:text-style-name="P59" svg:width="3.656cm" svg:height="1.343cm" svg:x="15.42cm" svg:y="0.559cm" draw:caption-point-x="-0.807cm" draw:caption-point-y="0.661cm"><text:p text:style-name="P58"><text:span text:style-name="T52">Cette étape peut </text:span><text:span text:style-name="T52">rester « mentale ».</text:span></text:p></draw:caption><text:span text:style-name="T1"><text:s/>A = 4,</text:span><text:span text:style-name="T3">3</text:span><text:span text:style-name="T1"> <text:s text:c="2"/>– <text:s/>8 <text:s text:c="2"/>+ <text:s text:c="2"/>9 <text:s text:c="2"/>– <text:s text:c="2"/>3,</text:span><text:span text:style-name="T3">5</text:span><text:span text:style-name="T1"> <text:s/>+ <text:s/>8 + 1 <text:s text:c="2"/>– <text:s/>11,</text:span><text:span text:style-name="T3">5</text:span><text:span text:style-name="T1"> <text:s text:c="2"/>– <text:s text:c="2"/></text:span><text:span text:style-name="T3">5,</text:span><text:span text:style-name="T5">3</text:span></text:p>
      <text:p text:style-name="P9"><text:span text:style-name="T23">[</text:span><text:span text:style-name="T24">A = 4,</text:span><text:span text:style-name="T25">3</text:span><text:span text:style-name="T24"> </text:span><text:span text:style-name="T23">+ (</text:span><text:span text:style-name="T24">– 8</text:span><text:span text:style-name="T23">)</text:span><text:span text:style-name="T24"> + 9 </text:span><text:span text:style-name="T23">+ (</text:span><text:span text:style-name="T24">– 3,</text:span><text:span text:style-name="T25">5</text:span><text:span text:style-name="T23">)</text:span><text:span text:style-name="T24"> + 8 + 1 </text:span><text:span text:style-name="T23">+ (</text:span><text:span text:style-name="T24">– 11,</text:span><text:span text:style-name="T25">5</text:span><text:span text:style-name="T23">)</text:span><text:span text:style-name="T24"> + </text:span><text:span text:style-name="T26">(</text:span><text:span text:style-name="T24">–</text:span><text:span text:style-name="T25">5,</text:span><text:span text:style-name="T26">3)</text:span><text:span text:style-name="T23">]</text:span></text:p>
      <text:p text:style-name="P11"><text:s/>A = </text:p>
      <text:list xml:id="list113925926391530" text:continue-list="list1171159607" text:style-name="tfNum_20_I_29_">
        <text:list-item>
          <text:p text:style-name="P57">Multiplications <text:span text:style-name="T46">et divisions</text:span></text:p>
        </text:list-item>
      </text:list>
      <text:p text:style-name="P37"/>
      <text:list xml:id="list113925366730568" text:continue-list="list113925744763346" text:style-name="tfNum_20_1_29_">
        <text:list-item text:start-value="1">
          <text:p text:style-name="tfTitre_20_1_29_">Intuitivement</text:p>
        </text:list-item>
      </text:list>
      <text:p text:style-name="P24"><text:span text:style-name="T38">A = 4 × (</text:span><text:span text:style-name="T17">− </text:span><text:span text:style-name="T38">3) </text:span><text:span text:style-name="T29">= </text:span><text:span text:style-name="T30">(</text:span><text:span text:style-name="T17">− </text:span><text:span text:style-name="T30">3) </text:span><text:span text:style-name="T29">+ </text:span><text:span text:style-name="T30">(</text:span><text:span text:style-name="T17">− </text:span><text:span text:style-name="T30">3) </text:span><text:span text:style-name="T29">+ </text:span><text:span text:style-name="T30">(</text:span><text:span text:style-name="T17">− </text:span><text:span text:style-name="T30">3) </text:span><text:span text:style-name="T29">+ </text:span><text:span text:style-name="T30">(</text:span><text:span text:style-name="T17">− </text:span><text:span text:style-name="T30">3) </text:span><text:span text:style-name="T29">= </text:span><text:span text:style-name="T17">− </text:span><text:span text:style-name="T29">12 = </text:span><text:span text:style-name="T17">− </text:span><text:span text:style-name="T18">(</text:span><text:span text:style-name="T31">4</text:span><text:span text:style-name="T30"> </text:span><text:span text:style-name="T19">×</text:span><text:span text:style-name="T29"> </text:span><text:span text:style-name="T31">3</text:span><text:span text:style-name="T29">)</text:span></text:p>
      <text:p text:style-name="P23"><text:span text:style-name="T29">B </text:span><text:span text:style-name="T35">= </text:span><text:span text:style-name="T30">(</text:span><text:span text:style-name="T17">− </text:span><text:span text:style-name="T32">4</text:span><text:span text:style-name="T30">) × </text:span><text:span text:style-name="T35">3</text:span><text:span text:style-name="T30"> </text:span><text:span text:style-name="T29">= </text:span></text:p>
      <text:p text:style-name="P20"><text:span text:style-name="T10">C</text:span><text:span text:style-name="T27"> = </text:span><text:span text:style-name="T39">(− </text:span><text:span text:style-name="T38">1)</text:span><text:span text:style-name="T39"> </text:span><text:span text:style-name="T38">× </text:span><text:span text:style-name="T10">2</text:span><text:span text:style-name="T38"> </text:span><text:span text:style-name="T29">= </text:span></text:p>
      <text:p text:style-name="P21"/>
      <text:p text:style-name="P22">On remarque ci-dessus que :</text:p>
      <text:list xml:id="list113925820325456" text:continue-list="list2860711088" text:style-name="tfPuce">
        <text:list-item>
          <text:p text:style-name="P32"><text:span text:style-name="T36">la valeur numérique finale est </text:span><text:span text:style-name="T37">à chaque fois </text:span><text:span text:style-name="T36">le produit des val</text:span><text:span text:style-name="T33">e</text:span><text:span text:style-name="T36">urs numériques de départ</text:span></text:p>
        </text:list-item>
        <text:list-item>
          <text:p text:style-name="P33"><text:span text:style-name="T36">m</text:span><text:span text:style-name="T28">ultiplier un nombre par </text:span><text:span text:style-name="T34">− </text:span><text:span text:style-name="T30">1 </text:span><text:span text:style-name="T28">revient à prendre son opposé.</text:span></text:p>
        </text:list-item>
      </text:list>
      <text:p text:style-name="P12"/>
      <text:p text:style-name="P12"/>
      <text:list xml:id="list113924923145366" text:continue-list="list113925366730568" text:style-name="tfNum_20_1_29_">
        <text:list-item>
          <text:p text:style-name="tfTitre_20_1_29_">Multiplication<text:span text:style-name="T45">s</text:span> de nombres relatifs</text:p>
        </text:list-item>
      </text:list>
      <text:p text:style-name="P15">Règle des signes :</text:p>
      <text:p text:style-name="tfCours">Le produit de deux nombres relatifs de même signe est positif</text:p>
      <text:p text:style-name="tfCours">Le produit de deux nombres relatifs de signe<text:span text:style-name="T44">s contraires</text:span> est <text:span text:style-name="T44">néga</text:span>tif</text:p>
      <text:p text:style-name="P23"/>
      <text:p text:style-name="P13">Méthode :</text:p>
      <text:p text:style-name="P29">Pour multiplier de<text:span text:style-name="T8">s</text:span> nombres relatifs, on mu<text:span text:style-name="T39">lt</text:span>iplie les valeurs numériq<text:span text:style-name="T39">ues </text:span><text:span text:style-name="T46">et </text:span>on ap<text:span text:style-name="T39">pl</text:span>ique la règle des signes.</text:p>
      <text:p text:style-name="Standard"/>
      <text:p text:style-name="P13">Ex :</text:p>
      <text:p text:style-name="P26"><text:span text:style-name="T38">A = 4 × (</text:span><text:span text:style-name="T17">− </text:span><text:span text:style-name="T38">3) </text:span><text:span text:style-name="T29">= </text:span></text:p>
      <text:p text:style-name="P26"><text:span text:style-name="T27">B = </text:span><text:span text:style-name="T39">(− </text:span><text:span text:style-name="T38">1)</text:span><text:span text:style-name="T39"> </text:span><text:span text:style-name="T38">× </text:span><text:span text:style-name="T39">3</text:span><text:span text:style-name="T38"> </text:span><text:span text:style-name="T29">= </text:span></text:p>
      <text:p text:style-name="P27"><text:span text:style-name="T11">C</text:span><text:span text:style-name="T27"> = </text:span><text:span text:style-name="T39">(− </text:span><text:span text:style-name="T11">20</text:span><text:span text:style-name="T38">)</text:span><text:span text:style-name="T39"> </text:span><text:span text:style-name="T38">× </text:span><text:span text:style-name="T45">(</text:span><text:span text:style-name="T39">− </text:span><text:span text:style-name="T11">4)</text:span><text:span text:style-name="T38"> </text:span><text:span text:style-name="T29">= </text:span></text:p>
      <text:p text:style-name="P28"><text:span text:style-name="T11">D</text:span><text:span text:style-name="T27"> = </text:span><text:span text:style-name="T45">5 </text:span><text:span text:style-name="T39">×</text:span><text:span text:style-name="T45"> </text:span><text:span text:style-name="T39">(− </text:span><text:span text:style-name="T11">4</text:span><text:span text:style-name="T38">) </text:span><text:span text:style-name="T29">= </text:span></text:p>
      <text:p text:style-name="P28"><text:span text:style-name="T11">E</text:span><text:span text:style-name="T27"> = </text:span><text:span text:style-name="T39">− </text:span><text:span text:style-name="T45">7</text:span><text:span text:style-name="T39"> </text:span><text:span text:style-name="T38">× </text:span><text:span text:style-name="T11">10</text:span><text:span text:style-name="T38"> </text:span><text:span text:style-name="T29">= </text:span></text:p>
      <text:p text:style-name="P28"><text:span text:style-name="T11">F</text:span><text:span text:style-name="T27"> = </text:span><text:span text:style-name="T39">(− </text:span><text:span text:style-name="T11">0,5</text:span><text:span text:style-name="T38">)</text:span><text:span text:style-name="T39"> </text:span><text:span text:style-name="T38">× </text:span><text:span text:style-name="T39">3</text:span><text:span text:style-name="T38"> </text:span><text:span text:style-name="T29">= </text:span></text:p>
      <text:p text:style-name="P27"><text:span text:style-name="T12">G</text:span><text:span text:style-name="T27"> = </text:span><text:span text:style-name="T39">(− </text:span><text:span text:style-name="T38">1)</text:span><text:span text:style-name="T39"> </text:span><text:span text:style-name="T38">× </text:span><text:span text:style-name="T39">(− </text:span><text:span text:style-name="T38">1)</text:span><text:span text:style-name="T39"> </text:span><text:span text:style-name="T38">× </text:span><text:span text:style-name="T39">3</text:span><text:span text:style-name="T38"> </text:span><text:span text:style-name="T29">= </text:span></text:p>
      <text:p text:style-name="P18"/>
      <text:list xml:id="list113925121183168" text:continue-numbering="true" text:style-name="tfNum_20_1_29_">
        <text:list-item>
          <text:p text:style-name="P54"><text:span text:style-name="T22">Divis</text:span>ion<text:span text:style-name="T45">s</text:span> de nombres relatifs</text:p>
        </text:list-item>
      </text:list>
      <text:p text:style-name="P16">Règle des signes :</text:p>
      <text:p text:style-name="P29">Le <text:span text:style-name="T9">quotient</text:span> de deux nombres relatifs de même signe est positif</text:p>
      <text:p text:style-name="P29">Le <text:span text:style-name="T9">quotient</text:span> de deux nombres relatifs de signe<text:span text:style-name="T44">s contraires</text:span> est <text:span text:style-name="T44">néga</text:span>tif</text:p>
      <text:p text:style-name="P25"/>
      <text:p text:style-name="P14">Méthode :</text:p>
      <text:p text:style-name="P29">Pour <text:span text:style-name="T9">calculer le quotient de deux</text:span> nombres relatifs, on calcule le q<text:span text:style-name="T39">uo</text:span>tient des valeurs numériq<text:span text:style-name="T39">ues </text:span><text:span text:style-name="T47">et </text:span>on ap<text:span text:style-name="T39">pl</text:span>ique la règle des signes.</text:p>
      <text:p text:style-name="P17"/>
      <text:p text:style-name="P14">Ex :</text:p>
      <text:p text:style-name="P19"><draw:frame draw:style-name="fr1" draw:name="Objet7" text:anchor-type="as-char" svg:y="-0.958cm" svg:width="2.891cm" svg:height="1.558cm" draw:z-index="3"><draw:object xlink:href="./Object 7" xlink:type="simple" xlink:show="embed" xlink:actuate="onLoad"/><draw:image xlink:href="./ObjectReplacements/Object 7" xlink:type="simple" xlink:show="embed" xlink:actuate="onLoad"/></draw:frame></text:p>
      <text:p text:style-name="P19"><draw:frame draw:style-name="fr1" draw:name="Objet8" text:anchor-type="as-char" svg:y="-0.958cm" svg:width="3.141cm" svg:height="1.558cm" draw:z-index="4"><draw:object xlink:href="./Object 8" xlink:type="simple" xlink:show="embed" xlink:actuate="onLoad"/><draw:image xlink:href="./ObjectReplacements/Object 8" xlink:type="simple" xlink:show="embed" xlink:actuate="onLoad"/></draw:frame></text:p>
      <text:p text:style-name="P19"><draw:frame draw:style-name="fr1" draw:name="Objet9" text:anchor-type="as-char" svg:y="-0.958cm" svg:width="3.156cm" svg:height="1.558cm" draw:z-index="1"><draw:object xlink:href="./Object 9" xlink:type="simple" xlink:show="embed" xlink:actuate="onLoad"/><draw:image xlink:href="./ObjectReplacements/Object 9" xlink:type="simple" xlink:show="embed" xlink:actuate="onLoad"/></draw:frame></text:p>
      <text:p text:style-name="P19"><draw:frame draw:style-name="fr1" draw:name="Objet10" text:anchor-type="as-char" svg:y="-0.958cm" svg:width="2.858cm" svg:height="1.558cm" draw:z-index="2"><draw:object xlink:href="./Object 10" xlink:type="simple" xlink:show="embed" xlink:actuate="onLoad"/><draw:image xlink:href="./ObjectReplacements/Object 10" xlink:type="simple" xlink:show="embed" xlink:actuate="onLoad"/></draw:frame></text:p>
      <text:p text:style-name="P35"><draw:frame draw:style-name="fr1" draw:name="Objet11" text:anchor-type="as-char" svg:y="-0.958cm" svg:width="3.131cm" svg:height="1.558cm" draw:z-index="5"><draw:object xlink:href="./Object 11" xlink:type="simple" xlink:show="embed" xlink:actuate="onLoad"/><draw:image xlink:href="./ObjectReplacements/Object 11" xlink:type="simple" xlink:show="embed" xlink:actuate="onLoad"/></draw:frame></text:p>
      <text:p text:style-name="P35"><draw:frame draw:style-name="fr1" draw:name="Objet12" text:anchor-type="as-char" svg:y="-0.967cm" svg:width="4.711cm" svg:height="1.566cm" draw:z-index="6"><draw:object xlink:href="./Object 12" xlink:type="simple" xlink:show="embed" xlink:actuate="onLoad"/><draw:image xlink:href="./ObjectReplacements/Object 12" xlink:type="simple" xlink:show="embed" xlink:actuate="onLoad"/></draw:frame></text:p>
      <text:list xml:id="list113925104360099" text:continue-numbering="true" text:style-name="tfNum_20_1_29_">
        <text:list-item>
          <text:p text:style-name="P55"><text:span text:style-name="T51">Rappel à</text:span> propos du signe multiplié</text:p>
        </text:list-item>
      </text:list>
      <text:p text:style-name="P39"><text:span text:style-name="T48">Ex :</text:span> 3 × a = a + a + a</text:p>
      <text:p text:style-name="P41">Combien de « a » y a-t-il ci-dessus ?</text:p>
      <text:p text:style-name="P41"/>
      <text:p text:style-name="P47"><text:span text:style-name="T40">A</text:span><text:span text:style-name="T41">u lieu d'écrire 3 × a, on écrira donc le plus souvent 3 a</text:span></text:p>
      <text:p text:style-name="P47"><text:span text:style-name="T41"/></text:p>
      <text:p text:style-name="P48"><text:span text:style-name="T42">Règle :</text:span><text:span text:style-name="T41"> Quand le signe × est suivi d'une lettre ou d’une parenthèse, on peut se dispenser de l'écrire.</text:span></text:p>
      <text:p text:style-name="P47"><text:span text:style-name="T41"/></text:p>
      <text:p text:style-name="P46"><text:span text:style-name="T41">3 × a <text:s/></text:span><text:span text:style-name="T40">peut </text:span><text:span text:style-name="T41">s'écri</text:span><text:span text:style-name="T40">re</text:span></text:p>
      <text:p text:style-name="P46"><text:span text:style-name="T41">a × 3 <text:s/></text:span><text:span text:style-name="T40">peut </text:span><text:span text:style-name="T41">s'écri</text:span><text:span text:style-name="T40">re</text:span></text:p>
      <text:p text:style-name="P46"><text:span text:style-name="T41">a × b <text:s/></text:span><text:span text:style-name="T40">peut </text:span><text:span text:style-name="T41">s'écri</text:span><text:span text:style-name="T40">re</text:span></text:p>
      <text:p text:style-name="P46"><text:span text:style-name="T41">4 × (a + 3) <text:s/></text:span><text:span text:style-name="T40">peut </text:span><text:span text:style-name="T41">s'écri</text:span><text:span text:style-name="T40">re</text:span></text:p>
      <text:p text:style-name="P39"/>
      <text:p text:style-name="P43">Remarque :</text:p>
      <text:p text:style-name="P47"><text:span text:style-name="T40">Quand le signe × est suivi d’un chiffre,<text:line-break/>il faut impérativement le garder : <text:s/>4 </text:span><text:span text:style-name="T41">× </text:span><text:span text:style-name="T40">5 </text:span><text:span text:style-name="T43">≠</text:span> <text:span text:style-name="T51">45 !!</text:span></text:p>
      <text:p text:style-name="P3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" style:font-family-generic="roman"/>
    <style:font-face style:name="Times New Roman3" svg:font-family="'Times New Roman'" style:font-adornments="Normal" style:font-family-generic="roman"/>
    <style:font-face style:name="Times New Roman" svg:font-family="'Times New Roman'" style:font-family-generic="roman" style:font-pitch="variable"/>
    <style:font-face style:name="Times New Roman2" svg:font-family="'Times New Roman'" style:font-adornments="Normal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Gras Italique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8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1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fTitre_20_Chapitre" style:display-name="tfTitre Chapitre" style:family="paragraph" style:parent-style-name="Standard" style:next-style-name="Standard" style:class="chapter">
      <style:paragraph-properties fo:padding="0cm" fo:border-left="none" fo:border-right="none" fo:border-top="none" fo:border-bottom="0.99pt solid #000000" style:shadow="none"/>
      <style:text-properties fo:text-transform="uppercase" style:font-name="Arial1" fo:font-family="Arial" style:font-family-generic="swiss" style:font-pitch="variable" fo:font-size="26pt" fo:font-weight="bold" style:font-size-asian="20pt" style:font-weight-asian="bold" style:font-size-complex="20pt" style:font-weight-complex="bold"/>
    </style:style>
    <style:style style:name="tfTitre_20_I_29_" style:display-name="tfTitre I)" style:family="paragraph" style:parent-style-name="Standard" style:next-style-name="Standard" style:list-style-name="tfNum_20_I_29_" style:class="chapter">
      <style:paragraph-properties fo:margin-top="0cm" fo:margin-bottom="0.199cm" loext:contextual-spacing="false" fo:padding="0cm" fo:border="none" style:shadow="none"/>
      <style:text-properties fo:text-transform="uppercase" style:font-name="Arial" fo:font-family="Arial" style:font-style-name="Gras Italique" style:font-family-generic="swiss" style:font-pitch="variable" fo:font-size="22pt" fo:font-style="italic" fo:font-weight="bold" style:font-size-asian="20pt" style:font-weight-asian="bold" style:font-size-complex="20pt" style:font-weight-complex="bold"/>
    </style:style>
    <style:style style:name="tfTitre_20_1_29_" style:display-name="tfTitre 1)" style:family="paragraph" style:parent-style-name="Standard" style:next-style-name="Standard" style:auto-update="true" style:list-style-name="tfNum_20_1_29_" style:class="chapter" style:master-page-name="">
      <style:paragraph-properties fo:margin-top="0cm" fo:margin-bottom="0.199cm" loext:contextual-spacing="false" style:page-number="auto" fo:padding="0cm" fo:border="none" style:shadow="none">
        <style:tab-stops/>
      </style:paragraph-properties>
      <style:text-properties fo:font-variant="normal" fo:text-transform="none" style:font-name="Arial1" fo:font-family="Arial" style:font-family-generic="swiss" style:font-pitch="variable" fo:font-size="19pt" fo:font-style="normal" fo:font-weight="bold" style:font-size-asian="13pt" style:font-weight-asian="bold" style:font-size-complex="13pt" style:font-weight-complex="bold"/>
    </style:style>
    <style:style style:name="tfTitre_20_a_29_" style:display-name="tfTitre a)" style:family="paragraph" style:parent-style-name="Standard" style:next-style-name="Standard" style:auto-update="true" style:list-style-name="tfNum_20_a_29_" style:class="chapter" style:master-page-name="">
      <style:paragraph-properties fo:margin-top="0cm" fo:margin-bottom="0.101cm" loext:contextual-spacing="false" style:page-number="auto" fo:padding="0cm" fo:border="none" style:shadow="none"/>
      <style:text-properties fo:font-variant="normal" fo:text-transform="none" style:font-name="Arial1" fo:font-family="Arial" style:font-family-generic="swiss" style:font-pitch="variable" fo:font-size="17pt" fo:font-style="italic" fo:font-weight="normal" style:font-size-asian="11pt" style:font-style-asian="italic" style:font-weight-asian="bold" style:font-size-complex="11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fCours" style:family="paragraph" style:parent-style-name="Standard">
      <loext:graphic-properties draw:fill="solid" draw:fill-color="#99cc99" draw:fill-image-width="0cm" draw:fill-image-height="0cm"/>
      <style:paragraph-properties fo:background-color="#99cc99"/>
      <style:text-properties fo:background-color="transparen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tfMasqué" style:family="text">
      <style:text-properties fo:font-variant="normal" fo:text-transform="none" fo:color="#000000" style:font-name="Times New Roman2" fo:font-family="'Times New Roman'" style:font-style-name="Normal" style:font-family-generic="roman" style:font-pitch="variable" fo:font-size="18pt" fo:font-style="normal" fo:font-weight="normal" fo:background-color="transparent" style:font-size-asian="11pt" style:font-style-asian="italic" style:font-weight-asian="bold" style:font-size-complex="11pt" style:font-style-complex="italic" style:font-weight-complex="bold"/>
    </style:style>
    <style:style style:name="tfMasqué_20_sur_20_fond_20_vert" style:display-name="tfMasqué sur fond vert" style:family="text">
      <style:text-properties fo:font-variant="normal" fo:text-transform="none" fo:color="#000000" style:font-name="Times New Roman2" fo:font-family="'Times New Roman'" style:font-style-name="Normal" style:font-family-generic="roman" style:font-pitch="variable" fo:font-size="18pt" fo:font-style="normal" fo:font-weight="normal" style:font-size-asian="11pt" style:font-style-asian="italic" style:font-weight-asian="bold" style:font-size-complex="11pt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rmula" style:family="graphic">
      <style:graphic-properties text:anchor-type="as-char" svg:y="0cm" fo:margin-left="0cm" fo:margin-right="0cm" style:wrap="parallel" style:number-wrapped-paragraphs="no-limit" style:wrap-contour="false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●">
        <style:list-level-properties text:min-label-width="0.499cm"/>
        <style:text-properties fo:font-family="Tahoma" style:font-style-name="Normal" style:font-family-generic="swiss" style:font-pitch="variable"/>
      </text:list-level-style-bullet>
      <text:list-level-style-bullet text:level="2" text:style-name="Numbering_20_Symbols" text:bullet-char="●">
        <style:list-level-properties text:space-before="0.401cm" text:min-label-width="0.499cm"/>
        <style:text-properties fo:font-family="Tahoma" style:font-style-name="Normal" style:font-family-generic="swiss" style:font-pitch="variable"/>
      </text:list-level-style-bullet>
      <text:list-level-style-bullet text:level="3" text:style-name="Numbering_20_Symbols" text:bullet-char="●">
        <style:list-level-properties text:space-before="0.799cm" text:min-label-width="0.499cm"/>
        <style:text-properties fo:font-family="Tahoma" style:font-style-name="Normal" style:font-family-generic="swiss" style:font-pitch="variable"/>
      </text:list-level-style-bullet>
      <text:list-level-style-bullet text:level="4" text:style-name="Numbering_20_Symbols" text:bullet-char="●">
        <style:list-level-properties text:space-before="1.2cm" text:min-label-width="0.499cm"/>
        <style:text-properties fo:font-family="Tahoma" style:font-style-name="Normal" style:font-family-generic="swiss" style:font-pitch="variable"/>
      </text:list-level-style-bullet>
      <text:list-level-style-bullet text:level="5" text:style-name="Numbering_20_Symbols" text:bullet-char="●">
        <style:list-level-properties text:space-before="1.6cm" text:min-label-width="0.499cm"/>
        <style:text-properties fo:font-family="Tahoma" style:font-style-name="Normal" style:font-family-generic="swiss" style:font-pitch="variable"/>
      </text:list-level-style-bullet>
      <text:list-level-style-bullet text:level="6" text:style-name="Numbering_20_Symbols" text:bullet-char="●">
        <style:list-level-properties text:space-before="2cm" text:min-label-width="0.499cm"/>
        <style:text-properties fo:font-family="Tahoma" style:font-style-name="Normal" style:font-family-generic="swiss" style:font-pitch="variable"/>
      </text:list-level-style-bullet>
      <text:list-level-style-bullet text:level="7" text:style-name="Numbering_20_Symbols" text:bullet-char="●">
        <style:list-level-properties text:space-before="2.399cm" text:min-label-width="0.499cm"/>
        <style:text-properties fo:font-family="Tahoma" style:font-style-name="Normal" style:font-family-generic="swiss" style:font-pitch="variable"/>
      </text:list-level-style-bullet>
      <text:list-level-style-bullet text:level="8" text:style-name="Numbering_20_Symbols" text:bullet-char="●">
        <style:list-level-properties text:space-before="2.799cm" text:min-label-width="0.499cm"/>
        <style:text-properties fo:font-family="Tahoma" style:font-style-name="Normal" style:font-family-generic="swiss" style:font-pitch="variable"/>
      </text:list-level-style-bullet>
      <text:list-level-style-bullet text:level="9" text:style-name="Numbering_20_Symbols" text:bullet-char="●">
        <style:list-level-properties text:space-before="3.2cm" text:min-label-width="0.499cm"/>
        <style:text-properties fo:font-family="Tahoma" style:font-style-name="Normal" style:font-family-generic="swiss" style:font-pitch="variable"/>
      </text:list-level-style-bullet>
      <text:list-level-style-bullet text:level="10" text:style-name="Numbering_20_Symbols" text:bullet-char="●">
        <style:list-level-properties text:space-before="3.6cm" text:min-label-width="0.499cm"/>
        <style:text-properties fo:font-family="Tahoma" style:font-style-name="Normal" style:font-family-generic="swiss" style:font-pitch="variable"/>
      </text:list-level-style-bullet>
    </text:list-style>
    <text:list-style style:name="Numbering_20_1" style:display-name="Numbering 1">
      <text:list-level-style-number text:level="1" text:style-name="Numbering_20_Symbols" style:num-suffix=")" style:num-format="1">
        <style:list-level-properties text:min-label-width="0.801cm"/>
      </text:list-level-style-number>
      <text:list-level-style-number text:level="2" text:style-name="Numbering_20_Symbols" style:num-suffix=")" style:num-format="1">
        <style:list-level-properties text:min-label-width="0.801cm"/>
      </text:list-level-style-number>
      <text:list-level-style-number text:level="3" text:style-name="Numbering_20_Symbols" style:num-suffix=")" style:num-format="1">
        <style:list-level-properties text:min-label-width="0.801cm"/>
      </text:list-level-style-number>
      <text:list-level-style-number text:level="4" text:style-name="Numbering_20_Symbols" style:num-suffix=")" style:num-format="1">
        <style:list-level-properties text:min-label-width="0.801cm"/>
      </text:list-level-style-number>
      <text:list-level-style-number text:level="5" text:style-name="Numbering_20_Symbols" style:num-suffix=")" style:num-format="1">
        <style:list-level-properties text:min-label-width="0.801cm"/>
      </text:list-level-style-number>
      <text:list-level-style-number text:level="6" text:style-name="Numbering_20_Symbols" style:num-suffix=")" style:num-format="1">
        <style:list-level-properties text:min-label-width="0.801cm"/>
      </text:list-level-style-number>
      <text:list-level-style-number text:level="7" text:style-name="Numbering_20_Symbols" style:num-suffix=")" style:num-format="1">
        <style:list-level-properties text:min-label-width="0.801cm"/>
      </text:list-level-style-number>
      <text:list-level-style-number text:level="8" text:style-name="Numbering_20_Symbols" style:num-suffix=")" style:num-format="1">
        <style:list-level-properties text:min-label-width="0.801cm"/>
      </text:list-level-style-number>
      <text:list-level-style-number text:level="9" text:style-name="Numbering_20_Symbols" style:num-suffix=")" style:num-format="1">
        <style:list-level-properties text:min-label-width="0.801cm"/>
      </text:list-level-style-number>
      <text:list-level-style-number text:level="10" text:style-name="Numbering_20_Symbols" style:num-suffix=")" style:num-format="1">
        <style:list-level-properties text:min-label-width="0.8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)" style:num-format="I">
        <style:list-level-properties text:min-label-distance="0.199cm"/>
      </text:list-level-style-number>
      <text:list-level-style-number text:level="2" text:style-name="Numbering_20_Symbols" style:num-suffix=")" style:num-format="I" text:start-value="2">
        <style:list-level-properties text:min-label-distance="0.199cm"/>
      </text:list-level-style-number>
      <text:list-level-style-number text:level="3" text:style-name="Numbering_20_Symbols" style:num-suffix=")" style:num-format="I" text:start-value="3">
        <style:list-level-properties text:min-label-distance="0.199cm"/>
      </text:list-level-style-number>
      <text:list-level-style-number text:level="4" text:style-name="Numbering_20_Symbols" style:num-suffix=")" style:num-format="I" text:start-value="4">
        <style:list-level-properties text:min-label-distance="0.199cm"/>
      </text:list-level-style-number>
      <text:list-level-style-number text:level="5" text:style-name="Numbering_20_Symbols" style:num-suffix=")" style:num-format="I" text:start-value="5">
        <style:list-level-properties text:min-label-distance="0.199cm"/>
      </text:list-level-style-number>
      <text:list-level-style-number text:level="6" text:style-name="Numbering_20_Symbols" style:num-suffix=")" style:num-format="I" text:start-value="6">
        <style:list-level-properties text:min-label-distance="0.199cm"/>
      </text:list-level-style-number>
      <text:list-level-style-number text:level="7" text:style-name="Numbering_20_Symbols" style:num-suffix=")" style:num-format="I" text:start-value="7">
        <style:list-level-properties text:min-label-distance="0.199cm"/>
      </text:list-level-style-number>
      <text:list-level-style-number text:level="8" text:style-name="Numbering_20_Symbols" style:num-suffix=")" style:num-format="I" text:start-value="8">
        <style:list-level-properties text:min-label-distance="0.199cm"/>
      </text:list-level-style-number>
      <text:list-level-style-number text:level="9" text:style-name="Numbering_20_Symbols" style:num-suffix=")" style:num-format="I" text:start-value="9">
        <style:list-level-properties text:min-label-distance="0.199cm"/>
      </text:list-level-style-number>
      <text:list-level-style-number text:level="10" text:style-name="Numbering_20_Symbols" style:num-suffix=")" style:num-format="I" text:start-value="10">
        <style:list-level-properties text:min-label-distance="0.199cm"/>
      </text:list-level-style-number>
    </text:list-style>
    <text:list-style style:name="Numbering_20_5" style:display-name="Numbering 5">
      <text:list-level-style-number text:level="1" text:style-name="Numbering_20_Symbols" style:num-suffix=")" style:num-format="a">
        <style:list-level-properties text:min-label-width="0.7cm"/>
      </text:list-level-style-number>
      <text:list-level-style-number text:level="2" text:style-name="Numbering_20_Symbols" style:num-suffix=")" style:num-format="a" text:start-value="2">
        <style:list-level-properties text:min-label-width="0.7cm"/>
      </text:list-level-style-number>
      <text:list-level-style-number text:level="3" text:style-name="Numbering_20_Symbols" style:num-suffix=")" style:num-format="a" text:start-value="3">
        <style:list-level-properties text:min-label-width="0.7cm"/>
      </text:list-level-style-number>
      <text:list-level-style-number text:level="4" text:style-name="Numbering_20_Symbols" style:num-suffix=")" style:num-format="a" text:start-value="4">
        <style:list-level-properties text:min-label-width="0.7cm"/>
      </text:list-level-style-number>
      <text:list-level-style-number text:level="5" text:style-name="Numbering_20_Symbols" style:num-suffix=")" style:num-format="a" text:start-value="5">
        <style:list-level-properties text:min-label-width="0.7cm"/>
      </text:list-level-style-number>
      <text:list-level-style-number text:level="6" text:style-name="Numbering_20_Symbols" style:num-suffix=")" style:num-format="a" text:start-value="6">
        <style:list-level-properties text:min-label-width="0.7cm"/>
      </text:list-level-style-number>
      <text:list-level-style-number text:level="7" text:style-name="Numbering_20_Symbols" style:num-suffix=")" style:num-format="a" text:start-value="7">
        <style:list-level-properties text:min-label-width="0.7cm"/>
      </text:list-level-style-number>
      <text:list-level-style-number text:level="8" text:style-name="Numbering_20_Symbols" style:num-suffix=")" style:num-format="a" text:start-value="8">
        <style:list-level-properties text:min-label-width="0.7cm"/>
      </text:list-level-style-number>
      <text:list-level-style-number text:level="9" text:style-name="Numbering_20_Symbols" style:num-suffix=")" style:num-format="a" text:start-value="9">
        <style:list-level-properties text:min-label-width="0.7cm"/>
      </text:list-level-style-number>
      <text:list-level-style-number text:level="10" text:style-name="Numbering_20_Symbols" style:num-suffix=")" style:num-format="a" text:start-value="10">
        <style:list-level-properties text:min-label-width="0.7cm"/>
      </text:list-level-style-number>
    </text:list-style>
    <text:list-style style:name="tfPuce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3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3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3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3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3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3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3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3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3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3"/>
      </text:list-level-style-bullet>
    </text:list-style>
    <text:list-style style:name="tfNum_20_1_29_" style:display-name="tfNum 1)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</text:list-style>
    <text:list-style style:name="tfNum_20_I_29_" style:display-name="tfNum I)">
      <text:list-level-style-number text:level="1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2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3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4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5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6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7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8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9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10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</text:list-style>
    <text:list-style style:name="tfNum_20_a_29_" style:display-name="tfNum a)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Right_20_Page" style:display-name="Right Page" style:page-layout-name="Mpm2" style:next-style-name="Left_20_Page"/>
    <style:master-page style:name="Left_20_Page" style:display-name="Left Page" style:page-layout-name="Mpm3" style:next-style-name="Right_20_Page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1-01-08T23:34:07.18</meta:creation-date>
    <meta:editing-duration>PT7H30M16S</meta:editing-duration>
    <meta:editing-cycles>82</meta:editing-cycles>
    <meta:generator>LibreOffice/6.4.6.2$Linux_X86_64 LibreOffice_project/40$Build-2</meta:generator>
    <meta:initial-creator>Véronique et Thibaud FONTANET</meta:initial-creator>
    <dc:date>2020-10-07T11:39:24.755170111</dc:date>
    <meta:print-date>2015-03-21T18:42:51.093000000</meta:print-date>
    <meta:document-statistic meta:table-count="0" meta:image-count="0" meta:object-count="6" meta:page-count="5" meta:paragraph-count="73" meta:word-count="567" meta:character-count="2639" meta:non-whitespace-character-count="2109"/>
  </office:meta>
</office:document-meta>
</file>

<file path=Object 10/content.xml><?xml version="1.0" encoding="utf-8"?>
<math xmlns="http://www.w3.org/1998/Math/MathML" display="block">
  <semantics>
    <mrow>
      <mtext>D</mtext>
      <mo stretchy="false">=</mo>
      <mfrac>
        <mn>5</mn>
        <mrow>
          <mo stretchy="false">−</mo>
          <mn>5</mn>
        </mrow>
      </mfrac>
      <mo stretchy="false">=</mo>
      <mtext/>
    </mrow>
    <annotation encoding="StarMath 5.0">{"D"}={{{alignc {5}over{-5}}}={""}}%%&lt;cmathArbre&gt;«=­«""­D»­«=­«/­5­«-­5»»­«""­»»»&lt;/cmathArbre&gt;&lt;cmathFormule&gt;"D"=5/(-5)=""&lt;/cmathFormule&gt;</annotation>
  </semantics>
</math>
</file>

<file path=Object 11/content.xml><?xml version="1.0" encoding="utf-8"?>
<math xmlns="http://www.w3.org/1998/Math/MathML" display="block">
  <semantics>
    <mrow>
      <mtext>E</mtext>
      <mo stretchy="false">=</mo>
      <mrow>
        <mo stretchy="false">−</mo>
        <mfrac>
          <mn>45</mn>
          <mn>9</mn>
        </mfrac>
      </mrow>
      <mo stretchy="false">=</mo>
      <mtext/>
    </mrow>
    <annotation encoding="StarMath 5.0">{"E"}={{-{alignc {45}over{9}}}={""}}%%&lt;cmathArbre&gt;«=­«""­E»­«=­«-­«/­45­9»»­«""­»»»&lt;/cmathArbre&gt;&lt;cmathFormule&gt;"E"=-45/9=""&lt;/cmathFormule&gt;</annotation>
  </semantics>
</math>
</file>

<file path=Object 12/content.xml><?xml version="1.0" encoding="utf-8"?>
<math xmlns="http://www.w3.org/1998/Math/MathML" display="block">
  <semantics>
    <mrow>
      <mtext>F</mtext>
      <mo stretchy="false">=</mo>
      <mfrac>
        <mrow>
          <mrow>
            <mo stretchy="false">−</mo>
            <mn>21</mn>
          </mrow>
          <mo stretchy="false">×</mo>
          <mrow>
            <mo fence="true" stretchy="false">(</mo>
            <mrow>
              <mrow>
                <mo stretchy="false">−</mo>
                <mn>1</mn>
              </mrow>
            </mrow>
            <mo fence="true" stretchy="false">)</mo>
          </mrow>
        </mrow>
        <mn>3</mn>
      </mfrac>
      <mo stretchy="false">=</mo>
      <mtext/>
    </mrow>
    <annotation encoding="StarMath 5.0">{"F"}={{{alignc {-21 times (-1)}over{3}}}={""}}%%&lt;cmathArbre&gt;«=­«""­F»­«=­«/­«-­«*­21­«()­«-­1»»»»­3»­«""­»»»&lt;/cmathArbre&gt;&lt;cmathFormule&gt;"F"=(-21*(-1))/3=""&lt;/cmathFormule&gt;</annotation>
  </semantics>
</math>
</file>

<file path=Object 7/content.xml><?xml version="1.0" encoding="utf-8"?>
<math xmlns="http://www.w3.org/1998/Math/MathML" display="block">
  <semantics>
    <mrow>
      <mtext>A</mtext>
      <mo stretchy="false">=</mo>
      <mfrac>
        <mn>48</mn>
        <mrow>
          <mo stretchy="false">−</mo>
          <mn>6</mn>
        </mrow>
      </mfrac>
      <mo stretchy="false">=</mo>
      <mtext/>
    </mrow>
    <annotation encoding="StarMath 5.0">{"A"}={{{alignc {48}over{-6}}}={""}}%%&lt;cmathArbre&gt;«=­«""­A»­«=­«/­48­«-­6»»­«""­»»»&lt;/cmathArbre&gt;&lt;cmathFormule&gt;"A"=48/(-6)=""&lt;/cmathFormule&gt;</annotation>
  </semantics>
</math>
</file>

<file path=Object 8/content.xml><?xml version="1.0" encoding="utf-8"?>
<math xmlns="http://www.w3.org/1998/Math/MathML" display="block">
  <semantics>
    <mrow>
      <mtext>B</mtext>
      <mo stretchy="false">=</mo>
      <mfrac>
        <mrow>
          <mo stretchy="false">−</mo>
          <mn>10</mn>
        </mrow>
        <mn>2</mn>
      </mfrac>
      <mo stretchy="false">=</mo>
      <mtext/>
    </mrow>
    <annotation encoding="StarMath 5.0">{"B"}={{{alignc {-10}over{2}}}={""}}%%&lt;cmathArbre&gt;«=­«""­B»­«=­«/­«-­10»­2»­«""­»»»&lt;/cmathArbre&gt;&lt;cmathFormule&gt;"B"=(-10)/2=""&lt;/cmathFormule&gt;</annotation>
  </semantics>
</math>
</file>

<file path=Object 9/content.xml><?xml version="1.0" encoding="utf-8"?>
<math xmlns="http://www.w3.org/1998/Math/MathML" display="block">
  <semantics>
    <mrow>
      <mtext>C</mtext>
      <mo stretchy="false">=</mo>
      <mfrac>
        <mrow>
          <mo stretchy="false">−</mo>
          <mn>20</mn>
        </mrow>
        <mrow>
          <mo stretchy="false">−</mo>
          <mn>4</mn>
        </mrow>
      </mfrac>
      <mo stretchy="false">=</mo>
      <mtext/>
    </mrow>
    <annotation encoding="StarMath 5.0">{"C"}={{{alignc {-20}over{-4}}}={""}}%%&lt;cmathArbre&gt;«=­«""­C»­«=­«/­«-­20»­«-­4»»­«""­»»»&lt;/cmathArbre&gt;&lt;cmathFormule&gt;"C"=(-20)/(-4)=""&lt;/cmathFormule&gt;</annotation>
  </semantics>
</math>
</file>